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apple-system" svg:font-family="apple-system, BlinkMacSystemFont, 'Segoe UI', Roboto, 'Helvetica Neue', Arial, 'Noto Sans', 'Liberation Sans', sans-serif, 'Apple Color Emoji', 'Segoe UI Emoji', 'Segoe UI Symbol', 'Noto Color Emoj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Heading_20_2">
      <style:paragraph-properties fo:text-align="center" style:justify-single-word="false"/>
      <style:text-properties fo:font-variant="normal" fo:text-transform="none" fo:color="#212529" style:font-name="apple-system"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text:bookmark text:name="yui_3_17_2_1_1647884049700_44"/>REQUERIMIENTOS DEL PROYECTO</text:h>
      <text:p text:style-name="Standard"/>
      <text:p text:style-name="Standard"><text:tab/>Para realizar el proyecto de reservas del hotel, utilizaré Delphi 10.3 (lenguaje pascal), tanto para la versión de escritorio como para la versión móvil. Para la base de datos usaré MySQL 5.5, dicha base estará alojada en una máquina virtual del instituto para ser accesible desde varios dispositivos. Otro software adiccional que necesitaré es Quick Report para construir informes y MyDAC, que permite trabajar con bases de datos MySQL en la versión de móvil (funciona como FireDAC). En cuanto a las funcionalidades del programa, se podrán reservar días concretos para distintas habitaciones y marcarlas como ocupadas cuando el cliente haga acto de presencia. El programa permitirá navegar por distintas fechas para visualizar el estado de las habitaciones. Cabe la posibilidad de contratar servicios para ciertos días. Se podrán crear temporadas, dado que en ciertas épocas del año se puede considerar que el precio de las habitaciones debe subir por el alza de la demanda. En cualquier caso, el precio final que paga el cliente será editable. Las habitaciones, servicios y temporadas se podrán crear en el programa. Por otra parte habrá un sistema de usuarios para que sean los propios clientes los que se puedan registrar y hacer sus reservas (aunque no podrán editar reservas de otros usuarios). La idea es que tengan que aportar un correo para registrarse, es posible que dicho correo se utilice más tarde para enviar facturas/presupuestos a dichos clientes. Dichas facturas se crearán con informes con Quick Report, además se podrán crear gráficos para visualizar la ocupación y las ganancias de cada habitación y servicio. En general, la versión de escritorio estará más orientada al perfil de administrador y la de móvil al de cliente, aunque ambas versiones funcionarán para ambos tipos de usuarios (en cualquier caso, la móvil estará más limita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apple-system" svg:font-family="apple-system, BlinkMacSystemFont, 'Segoe UI', Roboto, 'Helvetica Neue', Arial, 'Noto Sans', 'Liberation Sans', sans-serif, 'Apple Color Emoji', 'Segoe UI Emoji', 'Segoe UI Symbol', 'Noto Color Emoj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8M49S</meta:editing-duration>
    <meta:editing-cycles>3</meta:editing-cycles>
    <meta:generator>OpenOffice/4.1.7$Win32 OpenOffice.org_project/417m1$Build-9800</meta:generator>
    <dc:date>2022-03-21T19:32:34.09</dc:date>
    <meta:document-statistic meta:table-count="0" meta:image-count="0" meta:object-count="0" meta:page-count="1" meta:paragraph-count="2" meta:word-count="300" meta:character-count="1887"/>
    <meta:user-defined meta:name="Info 1"/>
    <meta:user-defined meta:name="Info 2"/>
    <meta:user-defined meta:name="Info 3"/>
    <meta:user-defined meta:name="Info 4"/>
  </office:meta>
</office:document-meta>
</file>